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_ic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mis</text:p>
          </table:table-cell>
          <table:table-cell table:style-name="ce1" office:value-type="string" calcext:value-type="string">
            <text:p>bases</text:p>
          </table:table-cell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iter</text:p>
          </table:table-cell>
          <table:table-cell table:style-name="ce1" office:value-type="string" calcext:value-type="string">
            <text:p>cuts</text:p>
          </table:table-cell>
          <table:table-cell table:style-name="ce1" office:value-type="string" calcext:value-type="string">
            <text:p>tcuts</text:p>
          </table:table-cell>
          <table:table-cell table:style-name="ce1" office:value-type="string" calcext:value-type="string">
            <text:p>proof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gmi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gmi_p</text:p>
          </table:table-cell>
          <table:table-cell table:style-name="ce1" office:value-type="string" calcext:value-type="string">
            <text:p>sep_p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teams</text:p>
          </table:table-cell>
          <table:table-cell office:value-type="float" office:value="14400.69" calcext:value-type="float">
            <text:p>14400.6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7.14" calcext:value-type="float">
            <text:p>57.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3</text:p>
          </table:table-cell>
          <table:table-cell office:value-type="float" office:value="0.870868" calcext:value-type="float">
            <text:p>0.8708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4</text:p>
          </table:table-cell>
          <table:table-cell office:value-type="float" office:value="14400.67" calcext:value-type="float">
            <text:p>14400.6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.1" calcext:value-type="float">
            <text:p>8.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05</text:p>
          </table:table-cell>
          <table:table-cell office:value-type="float" office:value="14400.03" calcext:value-type="float">
            <text:p>14400.0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4.63" calcext:value-type="float">
            <text:p>4.6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ki001</text:p>
          </table:table-cell>
          <table:table-cell office:value-type="float" office:value="14401.58" calcext:value-type="float">
            <text:p>14401.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l3a</text:p>
          </table:table-cell>
          <table:table-cell office:value-type="float" office:value="14400.05" calcext:value-type="float">
            <text:p>14400.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9.08" calcext:value-type="float">
            <text:p>39.08</text:p>
          </table:table-cell>
          <table:table-cell office:value-type="float" office:value="58.67" calcext:value-type="float">
            <text:p>58.67</text:p>
          </table:table-cell>
          <table:table-cell office:value-type="float" office:value="39.08" calcext:value-type="float">
            <text:p>39.08</text:p>
          </table:table-cell>
          <table:table-cell office:value-type="float" office:value="58.67" calcext:value-type="float">
            <text:p>58.6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l5</text:p>
          </table:table-cell>
          <table:table-cell office:value-type="float" office:value="14400" calcext:value-type="float">
            <text:p>144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18.15" calcext:value-type="float">
            <text:p>18.15</text:p>
          </table:table-cell>
          <table:table-cell office:value-type="float" office:value="14.53" calcext:value-type="float">
            <text:p>14.53</text:p>
          </table:table-cell>
          <table:table-cell office:value-type="float" office:value="18.15" calcext:value-type="float">
            <text:p>18.1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nd2</text:p>
          </table:table-cell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6.03" calcext:value-type="float">
            <text:p>16.03</text:p>
          </table:table-cell>
          <table:table-cell office:value-type="float" office:value="18.68" calcext:value-type="float">
            <text:p>18.68</text:p>
          </table:table-cell>
          <table:table-cell office:value-type="float" office:value="16.03" calcext:value-type="float">
            <text:p>16.03</text:p>
          </table:table-cell>
          <table:table-cell office:value-type="float" office:value="18.68" calcext:value-type="float">
            <text:p>18.6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6000</text:p>
          </table:table-cell>
          <table:table-cell office:value-type="float" office:value="14405.39" calcext:value-type="float">
            <text:p>14405.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9.91" calcext:value-type="float">
            <text:p>39.91</text:p>
          </table:table-cell>
          <table:table-cell office:value-type="float" office:value="40.07" calcext:value-type="float">
            <text:p>40.07</text:p>
          </table:table-cell>
          <table:table-cell office:value-type="float" office:value="39.91" calcext:value-type="float">
            <text:p>39.91</text:p>
          </table:table-cell>
          <table:table-cell office:value-type="float" office:value="40.07" calcext:value-type="float">
            <text:p>40.07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no3mip</text:p>
          </table:table-cell>
          <table:table-cell office:value-type="float" office:value="14401.59" calcext:value-type="float">
            <text:p>14401.5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oint</text:p>
          </table:table-cell>
          <table:table-cell office:value-type="float" office:value="14400.17" calcext:value-type="float">
            <text:p>14400.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4" calcext:value-type="float">
            <text:p>1.74</text:p>
          </table:table-cell>
          <table:table-cell office:value-type="float" office:value="0.26" calcext:value-type="float">
            <text:p>0.26</text:p>
          </table:table-cell>
          <table:table-cell office:value-type="float" office:value="1.74" calcext:value-type="float">
            <text:p>1.7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multi</text:p>
          </table:table-cell>
          <table:table-cell office:value-type="float" office:value="14400.02" calcext:value-type="float">
            <text:p>14400.0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48.05" calcext:value-type="float">
            <text:p>48.05</text:p>
          </table:table-cell>
          <table:table-cell office:value-type="float" office:value="52.33" calcext:value-type="float">
            <text:p>52.33</text:p>
          </table:table-cell>
          <table:table-cell office:value-type="float" office:value="48.05" calcext:value-type="float">
            <text:p>48.05</text:p>
          </table:table-cell>
          <table:table-cell office:value-type="float" office:value="52.33" calcext:value-type="float">
            <text:p>52.33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sbmip</text:p>
          </table:table-cell>
          <table:table-cell office:value-type="float" office:value="14400.08" calcext:value-type="float">
            <text:p>14400.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out</text:p>
          </table:table-cell>
          <table:table-cell office:value-type="float" office:value="2755.23" calcext:value-type="float">
            <text:p>2755.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65.07" calcext:value-type="float">
            <text:p>65.07</text:p>
          </table:table-cell>
          <table:table-cell office:value-type="float" office:value="85.43" calcext:value-type="float">
            <text:p>85.43</text:p>
          </table:table-cell>
          <table:table-cell office:value-type="float" office:value="65.07" calcext:value-type="float">
            <text:p>65.07</text:p>
          </table:table-cell>
          <table:table-cell office:value-type="float" office:value="85.43" calcext:value-type="float">
            <text:p>85.43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igma</text:p>
          </table:table-cell>
          <table:table-cell office:value-type="float" office:value="14400.08" calcext:value-type="float">
            <text:p>14400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0507</text:p>
          </table:table-cell>
          <table:table-cell office:value-type="float" office:value="14402.47" calcext:value-type="float">
            <text:p>14402.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ber</text:p>
          </table:table-cell>
          <table:table-cell office:value-type="float" office:value="14400.29" calcext:value-type="float">
            <text:p>14400.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70.34" calcext:value-type="float">
            <text:p>70.34</text:p>
          </table:table-cell>
          <table:table-cell office:value-type="float" office:value="70.77" calcext:value-type="float">
            <text:p>70.77</text:p>
          </table:table-cell>
          <table:table-cell office:value-type="float" office:value="70.34" calcext:value-type="float">
            <text:p>70.34</text:p>
          </table:table-cell>
          <table:table-cell office:value-type="float" office:value="70.77" calcext:value-type="float">
            <text:p>70.7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xnet6</text:p>
          </table:table-cell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.64</text:p>
          </table:table-cell>
          <table:table-cell office:value-type="float" office:value="25.94" calcext:value-type="float">
            <text:p>25.94</text:p>
          </table:table-cell>
          <table:table-cell office:value-type="float" office:value="22.64" calcext:value-type="float">
            <text:p>22.64</text:p>
          </table:table-cell>
          <table:table-cell office:value-type="float" office:value="25.94" calcext:value-type="float">
            <text:p>25.9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gpl</text:p>
          </table:table-cell>
          <table:table-cell office:value-type="float" office:value="233.94" calcext:value-type="float">
            <text:p>233.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64.85" calcext:value-type="float">
            <text:p>64.85</text:p>
          </table:table-cell>
          <table:table-cell office:value-type="float" office:value="10.75" calcext:value-type="float">
            <text:p>10.75</text:p>
          </table:table-cell>
          <table:table-cell office:value-type="float" office:value="64.85" calcext:value-type="float">
            <text:p>64.8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float" office:value="14400.23" calcext:value-type="float">
            <text:p>14400.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.91" calcext:value-type="float">
            <text:p>1.91</text:p>
          </table:table-cell>
          <table:table-cell office:value-type="float" office:value="1.27" calcext:value-type="float">
            <text:p>1.27</text:p>
          </table:table-cell>
          <table:table-cell office:value-type="float" office:value="1.91" calcext:value-type="float">
            <text:p>1.9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2</text:p>
          </table:table-cell>
          <table:table-cell office:value-type="float" office:value="14400.28" calcext:value-type="float">
            <text:p>14400.2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27.68" calcext:value-type="float">
            <text:p>27.68</text:p>
          </table:table-cell>
          <table:table-cell office:value-type="float" office:value="30.07" calcext:value-type="float">
            <text:p>30.07</text:p>
          </table:table-cell>
          <table:table-cell office:value-type="float" office:value="27.68" calcext:value-type="float">
            <text:p>27.68</text:p>
          </table:table-cell>
          <table:table-cell office:value-type="float" office:value="30.07" calcext:value-type="float">
            <text:p>30.0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2_o</text:p>
          </table:table-cell>
          <table:table-cell office:value-type="float" office:value="14400.02" calcext:value-type="float">
            <text:p>14400.0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9.19" calcext:value-type="float">
            <text:p>29.19</text:p>
          </table:table-cell>
          <table:table-cell office:value-type="float" office:value="29.58" calcext:value-type="float">
            <text:p>29.58</text:p>
          </table:table-cell>
          <table:table-cell office:value-type="float" office:value="29.19" calcext:value-type="float">
            <text:p>29.19</text:p>
          </table:table-cell>
          <table:table-cell office:value-type="float" office:value="29.58" calcext:value-type="float">
            <text:p>29.5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3</text:p>
          </table:table-cell>
          <table:table-cell office:value-type="float" office:value="14400.02" calcext:value-type="float">
            <text:p>14400.0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9.54" calcext:value-type="float">
            <text:p>19.54</text:p>
          </table:table-cell>
          <table:table-cell office:value-type="float" office:value="28.64" calcext:value-type="float">
            <text:p>28.64</text:p>
          </table:table-cell>
          <table:table-cell office:value-type="float" office:value="19.54" calcext:value-type="float">
            <text:p>19.54</text:p>
          </table:table-cell>
          <table:table-cell office:value-type="float" office:value="28.64" calcext:value-type="float">
            <text:p>28.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a3_o</text:p>
          </table:table-cell>
          <table:table-cell office:value-type="float" office:value="14400.02" calcext:value-type="float">
            <text:p>14400.0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9.12" calcext:value-type="float">
            <text:p>59.12</text:p>
          </table:table-cell>
          <table:table-cell office:value-type="float" office:value="62.01" calcext:value-type="float">
            <text:p>62.01</text:p>
          </table:table-cell>
          <table:table-cell office:value-type="float" office:value="59.12" calcext:value-type="float">
            <text:p>59.12</text:p>
          </table:table-cell>
          <table:table-cell office:value-type="float" office:value="62.01" calcext:value-type="float">
            <text:p>62.0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2</text:p>
          </table:table-cell>
          <table:table-cell office:value-type="float" office:value="2099.26" calcext:value-type="float">
            <text:p>2099.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59.85" calcext:value-type="float">
            <text:p>59.85</text:p>
          </table:table-cell>
          <table:table-cell office:value-type="float" office:value="100" calcext:value-type="float">
            <text:p>100</text:p>
          </table:table-cell>
          <table:table-cell office:value-type="float" office:value="59.85" calcext:value-type="float">
            <text:p>59.85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p2</text:p>
          </table:table-cell>
          <table:table-cell office:value-type="float" office:value="14400.04" calcext:value-type="float">
            <text:p>14400.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office:value-type="float" office:value="26.97" calcext:value-type="float">
            <text:p>26.97</text:p>
          </table:table-cell>
          <table:table-cell office:value-type="float" office:value="24.12" calcext:value-type="float">
            <text:p>24.12</text:p>
          </table:table-cell>
          <table:table-cell office:value-type="float" office:value="26.97" calcext:value-type="float">
            <text:p>26.9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hb05250</text:p>
          </table:table-cell>
          <table:table-cell office:value-type="float" office:value="14400.58" calcext:value-type="float">
            <text:p>14400.5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74.34" calcext:value-type="float">
            <text:p>74.34</text:p>
          </table:table-cell>
          <table:table-cell office:value-type="float" office:value="80.48" calcext:value-type="float">
            <text:p>80.48</text:p>
          </table:table-cell>
          <table:table-cell office:value-type="float" office:value="74.34" calcext:value-type="float">
            <text:p>74.34</text:p>
          </table:table-cell>
          <table:table-cell office:value-type="float" office:value="80.48" calcext:value-type="float">
            <text:p>80.4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52lav</text:p>
          </table:table-cell>
          <table:table-cell office:value-type="float" office:value="14400.02" calcext:value-type="float">
            <text:p>14400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2.91" calcext:value-type="float">
            <text:p>12.91</text:p>
          </table:table-cell>
          <table:table-cell office:value-type="float" office:value="12.96" calcext:value-type="float">
            <text:p>12.96</text:p>
          </table:table-cell>
          <table:table-cell office:value-type="float" office:value="12.91" calcext:value-type="float">
            <text:p>12.91</text:p>
          </table:table-cell>
          <table:table-cell office:value-type="float" office:value="12.96" calcext:value-type="float">
            <text:p>12.9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seu</text:p>
          </table:table-cell>
          <table:table-cell office:value-type="float" office:value="14400.04" calcext:value-type="float">
            <text:p>14400.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7.01" calcext:value-type="float">
            <text:p>37.01</text:p>
          </table:table-cell>
          <table:table-cell office:value-type="float" office:value="38.06" calcext:value-type="float">
            <text:p>38.06</text:p>
          </table:table-cell>
          <table:table-cell office:value-type="float" office:value="37.01" calcext:value-type="float">
            <text:p>37.01</text:p>
          </table:table-cell>
          <table:table-cell office:value-type="float" office:value="38.06" calcext:value-type="float">
            <text:p>38.0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share1</text:p>
          </table:table-cell>
          <table:table-cell office:value-type="float" office:value="306.01" calcext:value-type="float">
            <text:p>306.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share2</text:p>
          </table:table-cell>
          <table:table-cell office:value-type="float" office:value="2825.64" calcext:value-type="float">
            <text:p>2825.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74</text:p>
          </table:table-cell>
          <table:table-cell office:value-type="float" office:value="14400.09" calcext:value-type="float">
            <text:p>14400.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94" calcext:value-type="float">
            <text:p>6.94</text:p>
          </table:table-cell>
          <table:table-cell office:value-type="float" office:value="6.67" calcext:value-type="float">
            <text:p>6.67</text:p>
          </table:table-cell>
          <table:table-cell office:value-type="float" office:value="6.94" calcext:value-type="float">
            <text:p>6.9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76</text:p>
          </table:table-cell>
          <table:table-cell office:value-type="float" office:value="14400.13" calcext:value-type="float">
            <text:p>14400.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6.53" calcext:value-type="float">
            <text:p>6.53</text:p>
          </table:table-cell>
          <table:table-cell office:value-type="float" office:value="6.42" calcext:value-type="float">
            <text:p>6.42</text:p>
          </table:table-cell>
          <table:table-cell office:value-type="float" office:value="6.53" calcext:value-type="float">
            <text:p>6.5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3</text:p>
          </table:table-cell>
          <table:table-cell office:value-type="float" office:value="14400.11" calcext:value-type="float">
            <text:p>14400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6</text:p>
          </table:table-cell>
          <table:table-cell office:value-type="float" office:value="14400.11" calcext:value-type="float">
            <text:p>14400.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1.38" calcext:value-type="float">
            <text:p>31.38</text:p>
          </table:table-cell>
          <table:table-cell office:value-type="float" office:value="37.64" calcext:value-type="float">
            <text:p>37.64</text:p>
          </table:table-cell>
          <table:table-cell office:value-type="float" office:value="31.38" calcext:value-type="float">
            <text:p>31.38</text:p>
          </table:table-cell>
          <table:table-cell office:value-type="float" office:value="37.64" calcext:value-type="float">
            <text:p>37.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c07</text:p>
          </table:table-cell>
          <table:table-cell office:value-type="float" office:value="14400" calcext:value-type="float">
            <text:p>144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2" calcext:value-type="float">
            <text:p>0.7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re</text:p>
          </table:table-cell>
          <table:table-cell office:value-type="float" office:value="14401.84" calcext:value-type="float">
            <text:p>14401.8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46.04" calcext:value-type="float">
            <text:p>46.04</text:p>
          </table:table-cell>
          <table:table-cell office:value-type="float" office:value="52.82" calcext:value-type="float">
            <text:p>52.82</text:p>
          </table:table-cell>
          <table:table-cell office:value-type="float" office:value="46.04" calcext:value-type="float">
            <text:p>46.04</text:p>
          </table:table-cell>
          <table:table-cell office:value-type="float" office:value="52.82" calcext:value-type="float">
            <text:p>52.8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c</text:p>
          </table:table-cell>
          <table:table-cell office:value-type="float" office:value="14400.36" calcext:value-type="float">
            <text:p>14400.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10.56" calcext:value-type="float">
            <text:p>10.5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08</text:p>
          </table:table-cell>
          <table:table-cell office:value-type="float" office:value="2310.87" calcext:value-type="float">
            <text:p>2310.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.62" calcext:value-type="float">
            <text:p>21.6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10</text:p>
          </table:table-cell>
          <table:table-cell office:value-type="float" office:value="0.315953" calcext:value-type="float">
            <text:p>0.3159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float" office:value="0.000000209422" calcext:value-type="float">
            <text:p>2.09422E-0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011</text:p>
          </table:table-cell>
          <table:table-cell office:value-type="float" office:value="14401.23" calcext:value-type="float">
            <text:p>14401.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33.03" calcext:value-type="float">
            <text:p>33.03</text:p>
          </table:table-cell>
          <table:table-cell office:value-type="float" office:value="34.43" calcext:value-type="float">
            <text:p>34.43</text:p>
          </table:table-cell>
          <table:table-cell office:value-type="float" office:value="33.03" calcext:value-type="float">
            <text:p>33.03</text:p>
          </table:table-cell>
          <table:table-cell office:value-type="float" office:value="34.43" calcext:value-type="float">
            <text:p>34.4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glob</text:p>
          </table:table-cell>
          <table:table-cell office:value-type="float" office:value="14400.39" calcext:value-type="float">
            <text:p>14400.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29.45" calcext:value-type="float">
            <text:p>29.45</text:p>
          </table:table-cell>
          <table:table-cell office:value-type="float" office:value="17.28" calcext:value-type="float">
            <text:p>17.28</text:p>
          </table:table-cell>
          <table:table-cell office:value-type="float" office:value="29.45" calcext:value-type="float">
            <text:p>29.4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swot</text:p>
          </table:table-cell>
          <table:table-cell office:value-type="float" office:value="14400" calcext:value-type="float">
            <text:p>144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w04</text:p>
          </table:table-cell>
          <table:table-cell office:value-type="float" office:value="14400.02" calcext:value-type="float">
            <text:p>1440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table:number-columns-repeated="4" office:value-type="float" office:value="66.08" calcext:value-type="float">
            <text:p>66.0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033</text:p>
          </table:table-cell>
          <table:table-cell office:value-type="float" office:value="7710.15" calcext:value-type="float">
            <text:p>7710.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4.42" calcext:value-type="float">
            <text:p>34.42</text:p>
          </table:table-cell>
          <table:table-cell office:value-type="float" office:value="40.07" calcext:value-type="float">
            <text:p>40.07</text:p>
          </table:table-cell>
          <table:table-cell office:value-type="float" office:value="34.42" calcext:value-type="float">
            <text:p>34.42</text:p>
          </table:table-cell>
          <table:table-cell office:value-type="float" office:value="40.07" calcext:value-type="float">
            <text:p>40.0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201</text:p>
          </table:table-cell>
          <table:table-cell office:value-type="float" office:value="14400" calcext:value-type="float">
            <text:p>14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.52" calcext:value-type="float">
            <text:p>6.5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282</text:p>
          </table:table-cell>
          <table:table-cell office:value-type="float" office:value="14400.3" calcext:value-type="float">
            <text:p>14400.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8.48" calcext:value-type="float">
            <text:p>8.48</text:p>
          </table:table-cell>
          <table:table-cell office:value-type="float" office:value="3.19" calcext:value-type="float">
            <text:p>3.19</text:p>
          </table:table-cell>
          <table:table-cell office:value-type="float" office:value="8.48" calcext:value-type="float">
            <text:p>8.4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548</text:p>
          </table:table-cell>
          <table:table-cell office:value-type="float" office:value="14400.88" calcext:value-type="float">
            <text:p>14400.8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61.76" calcext:value-type="float">
            <text:p>61.76</text:p>
          </table:table-cell>
          <table:table-cell office:value-type="float" office:value="61.7" calcext:value-type="float">
            <text:p>61.7</text:p>
          </table:table-cell>
          <table:table-cell office:value-type="float" office:value="61.76" calcext:value-type="float">
            <text:p>61.7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756</text:p>
          </table:table-cell>
          <table:table-cell office:value-type="float" office:value="14527" calcext:value-type="float">
            <text:p>1452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58.02" calcext:value-type="float">
            <text:p>58.02</text:p>
          </table:table-cell>
          <table:table-cell office:value-type="float" office:value="58.39" calcext:value-type="float">
            <text:p>58.39</text:p>
          </table:table-cell>
          <table:table-cell office:value-type="float" office:value="58.02" calcext:value-type="float">
            <text:p>58.02</text:p>
          </table:table-cell>
          <table:table-cell office:value-type="float" office:value="58.39" calcext:value-type="float">
            <text:p>58.3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k1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08a</text:p>
          </table:table-cell>
          <table:table-cell office:value-type="float" office:value="14400" calcext:value-type="float">
            <text:p>144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4.88" calcext:value-type="float">
            <text:p>54.88</text:p>
          </table:table-cell>
          <table:table-cell office:value-type="float" office:value="63.7" calcext:value-type="float">
            <text:p>63.7</text:p>
          </table:table-cell>
          <table:table-cell office:value-type="float" office:value="54.88" calcext:value-type="float">
            <text:p>54.88</text:p>
          </table:table-cell>
          <table:table-cell office:value-type="float" office:value="63.7" calcext:value-type="float">
            <text:p>63.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08acuts</text:p>
          </table:table-cell>
          <table:table-cell office:value-type="float" office:value="14400.3" calcext:value-type="float">
            <text:p>14400.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33.79" calcext:value-type="float">
            <text:p>33.79</text:p>
          </table:table-cell>
          <table:table-cell office:value-type="float" office:value="39.45" calcext:value-type="float">
            <text:p>39.45</text:p>
          </table:table-cell>
          <table:table-cell office:value-type="float" office:value="33.79" calcext:value-type="float">
            <text:p>33.79</text:p>
          </table:table-cell>
          <table:table-cell office:value-type="float" office:value="39.45" calcext:value-type="float">
            <text:p>39.4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iu</text:p>
          </table:table-cell>
          <table:table-cell office:value-type="float" office:value="14400.03" calcext:value-type="float">
            <text:p>14400.0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net1</text:p>
          </table:table-cell>
          <table:table-cell office:value-type="float" office:value="14400.28" calcext:value-type="float">
            <text:p>14400.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13.12" calcext:value-type="float">
            <text:p>13.12</text:p>
          </table:table-cell>
          <table:table-cell office:value-type="float" office:value="11.73" calcext:value-type="float">
            <text:p>11.73</text:p>
          </table:table-cell>
          <table:table-cell office:value-type="float" office:value="13.12" calcext:value-type="float">
            <text:p>13.1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net1_o</text:p>
          </table:table-cell>
          <table:table-cell office:value-type="float" office:value="14400.07" calcext:value-type="float">
            <text:p>14400.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19.84" calcext:value-type="float">
            <text:p>19.84</text:p>
          </table:table-cell>
          <table:table-cell office:value-type="float" office:value="30.45" calcext:value-type="float">
            <text:p>30.45</text:p>
          </table:table-cell>
          <table:table-cell office:value-type="float" office:value="19.84" calcext:value-type="float">
            <text:p>19.84</text:p>
          </table:table-cell>
          <table:table-cell office:value-type="float" office:value="30.45" calcext:value-type="float">
            <text:p>30.4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ntacar</text:p>
          </table:table-cell>
          <table:table-cell office:value-type="float" office:value="14400.22" calcext:value-type="float">
            <text:p>14400.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office:value-type="float" office:value="19.96" calcext:value-type="float">
            <text:p>19.96</text:p>
          </table:table-cell>
          <table:table-cell office:value-type="float" office:value="5.46" calcext:value-type="float">
            <text:p>5.46</text:p>
          </table:table-cell>
          <table:table-cell office:value-type="float" office:value="19.96" calcext:value-type="float">
            <text:p>19.9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gn</text:p>
          </table:table-cell>
          <table:table-cell office:value-type="float" office:value="1375.16" calcext:value-type="float">
            <text:p>1375.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.98" calcext:value-type="float">
            <text:p>11.9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</text:p>
          </table:table-cell>
          <table:table-cell office:value-type="float" office:value="14400.11" calcext:value-type="float">
            <text:p>14400.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2" calcext:value-type="float">
            <text:p>0.3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1ch</text:p>
          </table:table-cell>
          <table:table-cell office:value-type="float" office:value="14400" calcext:value-type="float">
            <text:p>144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9.41" calcext:value-type="float">
            <text:p>29.41</text:p>
          </table:table-cell>
          <table:table-cell office:value-type="float" office:value="71.69" calcext:value-type="float">
            <text:p>71.69</text:p>
          </table:table-cell>
          <table:table-cell office:value-type="float" office:value="29.41" calcext:value-type="float">
            <text:p>29.41</text:p>
          </table:table-cell>
          <table:table-cell office:value-type="float" office:value="71.69" calcext:value-type="float">
            <text:p>71.6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ymour</text:p>
          </table:table-cell>
          <table:table-cell office:value-type="float" office:value="14400.13" calcext:value-type="float">
            <text:p>14400.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-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6.65" calcext:value-type="float">
            <text:p>6.65</text:p>
          </table:table-cell>
          <table:table-cell office:value-type="float" office:value="5.69" calcext:value-type="float">
            <text:p>5.69</text:p>
          </table:table-cell>
          <table:table-cell office:value-type="float" office:value="6.65" calcext:value-type="float">
            <text:p>6.6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in27</text:p>
          </table:table-cell>
          <table:table-cell office:value-type="float" office:value="14400.17" calcext:value-type="float">
            <text:p>14400.1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in45</text:p>
          </table:table-cell>
          <table:table-cell office:value-type="float" office:value="14400.04" calcext:value-type="float">
            <text:p>14400.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ath</text:p>
          </table:table-cell>
          <table:table-cell office:value-type="float" office:value="14400.01" calcext:value-type="float">
            <text:p>14400.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.65" calcext:value-type="float">
            <text:p>10.6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m1</text:p>
          </table:table-cell>
          <table:table-cell office:value-type="float" office:value="14400" calcext:value-type="float">
            <text:p>144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9.91" calcext:value-type="float">
            <text:p>29.91</text:p>
          </table:table-cell>
          <table:table-cell office:value-type="float" office:value="33.64" calcext:value-type="float">
            <text:p>33.64</text:p>
          </table:table-cell>
          <table:table-cell office:value-type="float" office:value="29.91" calcext:value-type="float">
            <text:p>29.91</text:p>
          </table:table-cell>
          <table:table-cell office:value-type="float" office:value="33.64" calcext:value-type="float">
            <text:p>33.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pm2</text:p>
          </table:table-cell>
          <table:table-cell office:value-type="float" office:value="14400" calcext:value-type="float">
            <text:p>144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  <table:table-cell office:value-type="float" office:value="21.17" calcext:value-type="float">
            <text:p>21.17</text:p>
          </table:table-cell>
          <table:table-cell office:value-type="float" office:value="13.87" calcext:value-type="float">
            <text:p>13.87</text:p>
          </table:table-cell>
          <table:table-cell office:value-type="float" office:value="21.17" calcext:value-type="float">
            <text:p>21.17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table_ic5.A1:table_ic5.O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09:48:46.070259754</dc:date>
    <meta:editing-duration>PT7M7S</meta:editing-duration>
    <meta:editing-cycles>2</meta:editing-cycles>
    <meta:generator>LibreOffice/5.0.3.2$Linux_X86_64 LibreOffice_project/00m0$Build-2</meta:generator>
    <meta:document-statistic meta:table-count="1" meta:cell-count="990" meta:object-count="0"/>
  </office:meta>
</office:document-meta>
</file>